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lvetica Neue" svg:font-family="'Helvetica Neue', Helvetica, Arial, sans-serif"/>
    <style:font-face style:name="Lohit Devanagari1" svg:font-family="'Lohit Devanagari'"/>
    <style:font-face style:name="apple-system" svg:font-family="apple-system, BlinkMacSystemFont, 'Segoe UI', Roboto, 'Helvetica Neue', Arial, 'Noto Sans', 'Liberation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3798" officeooo:paragraph-rsid="00163798"/>
    </style:style>
    <style:style style:name="P2" style:family="paragraph" style:parent-style-name="Standard">
      <style:text-properties style:font-name="DejaVu Sans" fo:font-size="14pt" officeooo:rsid="00163798" officeooo:paragraph-rsid="00163798" style:font-size-asian="14pt" style:font-size-complex="14pt"/>
    </style:style>
    <style:style style:name="P3" style:family="paragraph" style:parent-style-name="Standard">
      <style:text-properties style:font-name="DejaVu Sans" fo:font-size="14pt" officeooo:paragraph-rsid="0018a211" style:font-size-asian="14pt" style:font-size-complex="14pt"/>
    </style:style>
    <style:style style:name="P4" style:family="paragraph" style:parent-style-name="Standard">
      <style:text-properties style:font-name="DejaVu Sans" fo:font-size="14pt" officeooo:rsid="001bd43f" officeooo:paragraph-rsid="001bd43f" style:font-size-asian="14pt" style:font-size-complex="14pt"/>
    </style:style>
    <style:style style:name="P5" style:family="paragraph" style:parent-style-name="Standard">
      <style:text-properties style:font-name="DejaVu Sans" fo:font-size="15pt" fo:font-weight="bold" officeooo:rsid="001fd0a1" officeooo:paragraph-rsid="001fd0a1" style:font-size-asian="15pt" style:font-weight-asian="bold" style:font-size-complex="15pt" style:font-weight-complex="bold"/>
    </style:style>
    <style:style style:name="P6" style:family="paragraph" style:parent-style-name="Standard">
      <style:text-properties officeooo:rsid="001fd0a1" officeooo:paragraph-rsid="001fd0a1"/>
    </style:style>
    <style:style style:name="P7" style:family="paragraph" style:parent-style-name="Standard">
      <style:text-properties fo:font-variant="normal" fo:text-transform="none" fo:color="#333333" style:font-name="DejaVu Sans" fo:font-size="14pt" fo:letter-spacing="normal" fo:font-style="normal" fo:font-weight="normal" officeooo:rsid="001c234e" officeooo:paragraph-rsid="001c234e" style:font-size-asian="14pt" style:font-size-complex="14pt"/>
    </style:style>
    <style:style style:name="P8" style:family="paragraph" style:parent-style-name="Standard">
      <style:text-properties fo:font-variant="normal" fo:text-transform="none" fo:color="#333333" style:font-name="DejaVu Sans" fo:font-size="14pt" fo:letter-spacing="normal" fo:font-style="normal" fo:font-weight="normal" officeooo:rsid="0021c185" officeooo:paragraph-rsid="0022fd15" style:font-size-asian="14pt" style:font-size-complex="14pt"/>
    </style:style>
    <style:style style:name="P9" style:family="paragraph" style:parent-style-name="Standard">
      <style:text-properties fo:font-variant="normal" fo:text-transform="none" fo:color="#333333" style:font-name="DejaVu Sans" fo:font-size="14pt" fo:letter-spacing="normal" fo:font-style="normal" fo:font-weight="normal" officeooo:rsid="0021c185" officeooo:paragraph-rsid="0024477b" style:font-size-asian="14pt" style:font-size-complex="14pt"/>
    </style:style>
    <style:style style:name="P10" style:family="paragraph" style:parent-style-name="Standard">
      <style:text-properties fo:font-variant="normal" fo:text-transform="none" fo:color="#333333" style:font-name="DejaVu Sans" fo:font-size="14pt" fo:letter-spacing="normal" fo:font-style="normal" fo:font-weight="normal" officeooo:rsid="0024477b" officeooo:paragraph-rsid="0024477b" style:font-size-asian="14pt" style:font-size-complex="14pt"/>
    </style:style>
    <style:style style:name="P11" style:family="paragraph" style:parent-style-name="Standard">
      <style:text-properties fo:font-variant="normal" fo:text-transform="none" fo:color="#333333" style:font-name="DejaVu Sans" fo:font-size="14pt" fo:letter-spacing="normal" fo:font-style="normal" fo:font-weight="bold" officeooo:rsid="0024477b" officeooo:paragraph-rsid="0024477b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DejaVu Sans" fo:font-size="15pt" fo:font-weight="bold" officeooo:rsid="001fd0a1" officeooo:paragraph-rsid="001fd0a1" style:font-size-asian="15pt" style:font-weight-asian="bold" style:font-size-complex="15pt" style:font-weight-complex="bold"/>
    </style:style>
    <style:style style:name="P13" style:family="paragraph" style:parent-style-name="Standard">
      <style:text-properties style:font-name="DejaVu Sans" fo:font-size="15pt" fo:font-weight="bold" officeooo:rsid="001fd0a1" officeooo:paragraph-rsid="0021c185" style:font-size-asian="15pt" style:font-weight-asian="bold" style:font-size-complex="15pt" style:font-weight-complex="bold"/>
    </style:style>
    <style:style style:name="P14" style:family="paragraph" style:parent-style-name="Standard">
      <style:text-properties style:font-name="DejaVu Sans" fo:font-size="15pt" fo:font-weight="bold" officeooo:rsid="0024477b" officeooo:paragraph-rsid="0024477b" style:font-size-asian="15pt" style:font-weight-asian="bold" style:font-size-complex="15pt" style:font-weight-complex="bold"/>
    </style:style>
    <style:style style:name="P15" style:family="paragraph" style:parent-style-name="Standard">
      <style:text-properties style:font-name="DejaVu Sans" fo:font-size="15pt" fo:font-weight="bold" officeooo:rsid="0024477b" officeooo:paragraph-rsid="002558cf" style:font-size-asian="15pt" style:font-weight-asian="bold" style:font-size-complex="15pt" style:font-weight-complex="bold"/>
    </style:style>
    <style:style style:name="P16" style:family="paragraph" style:parent-style-name="Standard">
      <style:text-properties style:font-name="DejaVu Sans" fo:font-size="14pt" officeooo:rsid="00163798" officeooo:paragraph-rsid="00163798" style:font-size-asian="14pt" style:font-size-complex="14pt"/>
    </style:style>
    <style:style style:name="P17" style:family="paragraph" style:parent-style-name="Standard">
      <style:text-properties style:font-name="DejaVu Sans" fo:font-size="14pt" officeooo:paragraph-rsid="0022fd15" style:font-size-asian="14pt" style:font-size-complex="14pt"/>
    </style:style>
    <style:style style:name="T1" style:family="text">
      <style:text-properties officeooo:rsid="0017875e"/>
    </style:style>
    <style:style style:name="T2" style:family="text">
      <style:text-properties officeooo:rsid="0018a211"/>
    </style:style>
    <style:style style:name="T3" style:family="text">
      <style:text-properties fo:font-variant="normal" fo:text-transform="none" fo:color="#212529" fo:letter-spacing="normal" fo:font-style="normal" fo:font-weight="normal"/>
    </style:style>
    <style:style style:name="T4" style:family="text">
      <style:text-properties fo:font-variant="normal" fo:text-transform="none" fo:color="#212529" fo:letter-spacing="normal" fo:font-style="normal" fo:font-weight="normal" officeooo:rsid="0018a211"/>
    </style:style>
    <style:style style:name="T5" style:family="text">
      <style:text-properties fo:font-variant="normal" fo:text-transform="none" fo:color="#333333" fo:letter-spacing="normal" fo:font-style="normal" fo:font-weight="normal"/>
    </style:style>
    <style:style style:name="T6" style:family="text">
      <style:text-properties fo:font-variant="normal" fo:text-transform="none" fo:color="#333333" fo:letter-spacing="normal" fo:font-style="normal" fo:font-weight="normal" officeooo:rsid="001bd43f"/>
    </style:style>
    <style:style style:name="T7" style:family="text">
      <style:text-properties fo:font-variant="normal" fo:text-transform="none" fo:color="#333333" fo:letter-spacing="normal" fo:font-style="normal" fo:font-weight="normal" officeooo:rsid="001c234e"/>
    </style:style>
    <style:style style:name="T8" style:family="text">
      <style:text-properties fo:font-variant="normal" fo:text-transform="none" fo:color="#333333" fo:letter-spacing="normal" fo:font-style="normal" fo:font-weight="normal" officeooo:rsid="001dee24"/>
    </style:style>
    <style:style style:name="T9" style:family="text">
      <style:text-properties fo:font-variant="normal" fo:text-transform="none" fo:color="#333333" fo:letter-spacing="normal" fo:font-style="normal" fo:font-weight="normal" officeooo:rsid="0022fd15"/>
    </style:style>
    <style:style style:name="T10" style:family="text">
      <style:text-properties officeooo:rsid="0021c185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officeooo:rsid="0022fd15"/>
    </style:style>
    <style:style style:name="T13" style:family="text">
      <style:text-properties officeooo:rsid="0024477b"/>
    </style:style>
    <style:style style:name="T14" style:family="text">
      <style:text-properties fo:font-size="15pt" fo:font-weight="bold" style:font-size-asian="15pt" style:font-weight-asian="bold" style:font-size-complex="15pt" style:font-weight-complex="bold"/>
    </style:style>
    <style:style style:name="T15" style:family="text">
      <style:text-properties fo:font-size="15pt" officeooo:rsid="0021c185" style:font-size-asian="15pt" style:font-size-complex="15pt"/>
    </style:style>
    <style:style style:name="T16" style:family="text">
      <style:text-properties officeooo:rsid="002558cf"/>
    </style:style>
    <style:style style:name="T17" style:family="text">
      <style:text-properties officeooo:rsid="001fd0a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6"/>
      <text:p text:style-name="P14">Assignment Questions for DMDW <text:span text:style-name="T16">Lab</text:span></text:p>
      <text:p text:style-name="P14"/>
      <text:p text:style-name="P15"><text:s text:c="7"/><text:span text:style-name="T17">Questions <text:s/></text:span><text:span text:style-name="T16">on</text:span><text:span text:style-name="T17"> kidney dataset</text:span></text:p>
      <text:p text:style-name="P13"/>
      <text:p text:style-name="P13"><text:s text:c="17"/><text:span text:style-name="T16">Toatl Marks :60</text:span></text:p>
      <text:p text:style-name="P5"/>
      <text:p text:style-name="P5"/>
      <text:p text:style-name="P5">Phase-1 <text:s text:c="25"/><text:span text:style-name="T10">Marks:20</text:span></text:p>
      <text:p text:style-name="P6"/>
      <text:p text:style-name="P1"/>
      <text:p text:style-name="P2"><text:span text:style-name="T2">1.</text:span>Apply the min max normalization</text:p>
      <text:p text:style-name="P2"><text:span text:style-name="T2">2.</text:span>visualizing the missing values using <text:span text:style-name="T1">VIM package</text:span></text:p>
      <text:p text:style-name="P3"><text:span text:style-name="T2">3.</text:span><text:span text:style-name="T4"> Summarize the </text:span><text:span text:style-name="T3">statistics for each column to identify outliers and missing values.</text:span></text:p>
      <text:p text:style-name="P3"><text:span text:style-name="T2">4. </text:span><text:span text:style-name="T6">Create a decision tree with default settings(use pre pruning )and visualize it with rpart.plot</text:span></text:p>
      <text:p text:style-name="P4"><text:span text:style-name="T5">5. </text:span><text:span text:style-name="T7">partition the dataset into 80% training and 20% test set by using createdatapartition function</text:span></text:p>
      <text:p text:style-name="P17"><text:span text:style-name="T7">6. Learn a </text:span><text:span text:style-name="T9">Decision tree m</text:span><text:span text:style-name="T7">odel <text:s/></text:span><text:span text:style-name="T9">with </text:span><text:span text:style-name="T7">Hyperparameters <text:s/></text:span><text:span text:style-name="T8">minsplit=2, maxdepth=5 </text:span><text:span text:style-name="T7">on the Training </text:span><text:span text:style-name="T9">d</text:span><text:span text:style-name="T7">ata <text:s/></text:span><text:span text:style-name="T9">also compare it with tuned hyperparameters like minsplit =tune(), maxdepth = tune() by using grid search approach.</text:span></text:p>
      <text:p text:style-name="P7"/>
      <text:p text:style-name="P9"><text:span text:style-name="T11">Phase-2</text:span> <text:s text:c="31"/><text:span text:style-name="T14">Marks:20</text:span></text:p>
      <text:p text:style-name="P10">1. Evaluate the performance of the model (Decision tree) by using r package bonasai on the complete dataset</text:p>
      <text:p text:style-name="P10">2. Balance the dataset by using under sampling method</text:p>
      <text:p text:style-name="P8"><text:span text:style-name="T13">2.</text:span><text:span text:style-name="T12">F</text:span><text:span text:style-name="T13">ea</text:span><text:span text:style-name="T12">ture selection can be done on the <text:s/>kidney dataset by using the package Recepeselector </text:span></text:p>
      <text:p text:style-name="P10">a. Information gain</text:p>
      <text:p text:style-name="P10">b. Boruta </text:p>
      <text:p text:style-name="P10"/>
      <text:p text:style-name="P10">Note :create seperate .csv files with the selected features(d1_inf.csv, d2_boruta.csv)</text:p>
      <text:p text:style-name="P11"/>
      <text:p text:style-name="P11">Phase-3 <text:s text:c="30"/><text:span text:style-name="T15">Marks:20</text:span></text:p>
      <text:p text:style-name="P10">1. Evaluate the models performance on both the selected features datasets</text:p>
      <text:p text:style-name="P10">2. create the workflow set by using workflowset package and rank the models</text:p>
      <text:p text:style-name="P10"/>
      <text:p text:style-name="P10"/>
      <text:p text:style-name="P8"><text:soft-page-break/><text:s text:c="3"/></text:p>
      <text:p text:style-name="P8"/>
      <text:p text:style-name="P8"><text:s text:c="8"/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lvetica Neue" svg:font-family="'Helvetica Neue', Helvetica, Arial, sans-serif"/>
    <style:font-face style:name="Lohit Devanagari1" svg:font-family="'Lohit Devanagari'"/>
    <style:font-face style:name="apple-system" svg:font-family="apple-system, BlinkMacSystemFont, 'Segoe UI', Roboto, 'Helvetica Neue', Arial, 'Noto Sans', 'Liberation Sans', sans-serif, 'Apple Color Emoji', 'Segoe UI Emoji', 'Segoe UI Symbol', 'Noto Color Emoj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06T17:26:39.229370218</meta:creation-date>
    <dc:date>2024-06-10T16:39:23.403493928</dc:date>
    <meta:editing-duration>PT5M6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2" meta:paragraph-count="22" meta:word-count="184" meta:character-count="1333" meta:non-whitespace-character-count="1041"/>
  </office:meta>
</office:document-meta>
</file>